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Домашнее задание</text:h>
      <text:p text:style-name="P1">Декомпозировать приложение на сервисы с помощью одно из паттернов декомпозиции.</text:p>
      <text:p text:style-name="P1">Разделите ваше приложение на несколько микросервисов с учетом будущих изменений.<text:line-break/><text:line-break/>Попробуйте сделать несколько вариантов разбиений и попробуйте их оценить. Выберите вариант, который вы будете реализовывать.<text:line-break/><text:line-break/>На выходе вы должны предоставить <text:line-break/>1) Пользовательские сценарии<text:line-break/>2) Общую схему взаимодействия сервисов.<text:line-break/>3) Для каждого сервиса опишите назначение сервиса и его зону ответственности.<text:line-break/>4) Опишите контракты взаимодействия сервисов друг с другом.</text:p>
      <text:p text:style-name="P1">Рекомендуем сдать до: 25.06.2020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8:34:09.030627548</meta:creation-date>
    <dc:date>2020-07-19T18:34:58.016301979</dc:date>
    <meta:editing-duration>PT50S</meta:editing-duration>
    <meta:editing-cycles>1</meta:editing-cycles>
    <meta:document-statistic meta:table-count="0" meta:image-count="0" meta:object-count="0" meta:page-count="1" meta:paragraph-count="4" meta:word-count="73" meta:character-count="576" meta:non-whitespace-character-count="503"/>
    <meta:generator>LibreOffice/6.0.7.3$Linux_X86_64 LibreOffice_project/00m0$Build-3</meta:generator>
  </office:meta>
</office:document-meta>
</file>